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4f376d"/>
    </style:style>
    <style:style style:name="P2" style:family="paragraph" style:parent-style-name="Text_20_body">
      <style:text-properties officeooo:paragraph-rsid="0046b883"/>
    </style:style>
    <style:style style:name="P3" style:family="paragraph" style:parent-style-name="Text_20_body" style:list-style-name="L1">
      <style:text-properties officeooo:paragraph-rsid="0046b883"/>
    </style:style>
    <style:style style:name="P4"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5"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6"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7" style:family="paragraph" style:parent-style-name="Text_20_body" style:list-style-name="L2">
      <loext:graphic-properties draw:fill-hatch-name="hatch"/>
      <style:paragraph-properties fo:margin-top="0cm" fo:margin-bottom="0.25cm" style:contextual-spacing="false" fo:line-height="100%"/>
      <style:text-properties fo:font-size="14pt" officeooo:rsid="004ad226" officeooo:paragraph-rsid="004ad226" style:font-size-asian="14pt" style:font-size-complex="14pt"/>
    </style:style>
    <style:style style:name="P8" style:family="paragraph" style:parent-style-name="Text_20_body" style:list-style-name="L2">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9" style:family="paragraph" style:parent-style-name="Text_20_body" style:list-style-name="L2">
      <loext:graphic-properties draw:fill-hatch-name="hatch"/>
      <style:paragraph-properties fo:margin-top="0cm" fo:margin-bottom="0.75cm" style:contextual-spacing="false" fo:line-height="100%"/>
      <style:text-properties fo:font-size="14pt" officeooo:rsid="00495328" officeooo:paragraph-rsid="00495328" style:font-size-asian="14pt" style:font-size-complex="14pt"/>
    </style:style>
    <style:style style:name="P10"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17" style:family="paragraph" style:parent-style-name="Text_20_body">
      <style:paragraph-properties fo:break-before="page"/>
      <style:text-properties fo:font-weight="bold" officeooo:paragraph-rsid="004ad226" style:font-weight-asian="bold" style:font-weight-complex="bold"/>
    </style:style>
    <style:style style:name="P18" style:family="paragraph" style:parent-style-name="Text_20_body" style:master-page-name="">
      <loext:graphic-properties draw:fill="none"/>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495328" officeooo:paragraph-rsid="004c39b5" style:font-size-asian="14pt" style:font-style-asian="italic" style:font-weight-asian="bold" style:font-size-complex="14pt" style:font-style-complex="italic" style:font-weight-complex="bold"/>
    </style:style>
    <style:style style:name="P19" style:family="paragraph" style:parent-style-name="Text_20_body">
      <style:paragraph-properties fo:margin-left="2cm" fo:margin-right="0cm" fo:margin-top="0.101cm" fo:margin-bottom="0.499cm" style:contextual-spacing="false" fo:text-indent="-1cm" style:auto-text-indent="false"/>
      <style:text-properties officeooo:paragraph-rsid="004c39b5"/>
    </style:style>
    <style:style style:name="P20" style:family="paragraph" style:parent-style-name="Text_20_body">
      <style:text-properties officeooo:rsid="005245e2" officeooo:paragraph-rsid="005245e2"/>
    </style:style>
    <style:style style:name="P21" style:family="paragraph" style:parent-style-name="Text_20_body">
      <style:text-properties officeooo:rsid="005387f2" officeooo:paragraph-rsid="005387f2"/>
    </style:style>
    <style:style style:name="T1" style:family="text">
      <style:text-properties fo:font-size="14pt" officeooo:rsid="0025b437" style:font-size-asian="14pt" style:font-size-complex="14pt"/>
    </style:style>
    <style:style style:name="T2" style:family="text">
      <style:text-properties fo:font-size="14pt" officeooo:rsid="004c39b5" style:font-size-asian="14pt" style:font-size-complex="14pt"/>
    </style:style>
    <style:style style:name="T3" style:family="text">
      <style:text-properties fo:font-weight="bold" officeooo:rsid="0025b437" style:font-weight-asian="bold" style:font-weight-complex="bold"/>
    </style:style>
    <style:style style:name="T4" style:family="text">
      <style:text-properties officeooo:rsid="0025b437"/>
    </style:style>
    <style:style style:name="T5" style:family="text">
      <style:text-properties officeooo:rsid="004c39b5"/>
    </style:style>
    <style:style style:name="T6" style:family="text">
      <style:text-properties officeooo:rsid="004ad226"/>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bold" officeooo:rsid="0047d641" style:font-size-asian="14pt" style:font-weight-asian="bold" style:font-size-complex="14pt" style:font-weight-complex="bold"/>
    </style:style>
    <style:style style:name="T10" style:family="text">
      <style:text-properties fo:font-size="14pt" fo:font-weight="normal" officeooo:rsid="0047d641"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officeooo:rsid="004d3d63"/>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officeooo:rsid="003dea23" style:font-style-asian="italic" style:font-weight-asian="normal" style:font-style-complex="italic" style:font-weight-complex="normal"/>
    </style:style>
    <style:style style:name="T16" style:family="text">
      <style:text-properties officeooo:rsid="003f303a"/>
    </style:style>
    <style:style style:name="T17" style:family="text">
      <style:text-properties fo:font-weight="bold" officeooo:rsid="002fe488" style:font-weight-asian="bold" style:font-weight-complex="bold"/>
    </style:style>
    <style:style style:name="T18" style:family="text">
      <style:text-properties fo:font-style="italic" style:font-style-asian="italic" style:font-style-complex="italic"/>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weight="normal" officeooo:rsid="004c39b5" style:font-weight-asian="normal" style:font-weight-complex="normal"/>
    </style:style>
    <style:style style:name="T21" style:family="text">
      <style:text-properties fo:font-size="14pt" fo:font-style="italic" fo:font-weight="bold" officeooo:rsid="00495328" style:font-size-asian="14pt" style:font-style-asian="italic" style:font-weight-asian="bold" style:font-size-complex="14pt" style:font-style-complex="italic" style:font-weight-complex="bold"/>
    </style:style>
    <style:style style:name="T22" style:family="text">
      <style:text-properties fo:font-size="14pt" fo:font-style="italic" fo:font-weight="bold" officeooo:rsid="004c39b5" style:font-size-asian="14pt" style:font-style-asian="italic" style:font-weight-asian="bold" style:font-size-complex="14pt" style:font-style-complex="italic"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to Worship (<text:span text:style-name="T1">Psalm </text:span><text:span text:style-name="T2">48:1-2</text:span>) / Opening prayer (John A)</text:p>
      <text:p text:style-name="P2">Praise: And Can It Be</text:p>
      <text:p text:style-name="P2">Bible Reading: Jeremiah 31:31-34 <text:s/>(Tim A)</text:p>
      <text:p text:style-name="P2">Announcements (JA)</text:p>
      <text:p text:style-name="P2">Sunday School (Mook L)</text:p>
      <text:p text:style-name="P2">Praise: Praise My Soul the King of Heaven</text:p>
      <text:p text:style-name="P2">Prayer for the church and the world  (JA)</text:p>
      <text:p text:style-name="P2">Bible reading: Exodus 24:1-11 (MarJo A)</text:p>
      <text:p text:style-name="P2">Praise: Before the Throne of God Above</text:p>
      <text:p text:style-name="P2">Sermon: “APPROACHING THE UNAPPROACHABLE GOD” (Jordan O)</text:p>
      <text:p text:style-name="P2">Praise: Only A Holy God</text:p>
      <text:p text:style-name="P2">Benediction (JO)</text:p>
      <text:p text:style-name="P2"/>
      <text:p text:style-name="P2">Sermon Outline</text:p>
      <text:p text:style-name="P2">“APPROACHING THE UNAPPROACHABLE GOD”   (2 Kings 17)</text:p>
      <text:p text:style-name="P2">Introduction</text:p>
      <text:list text:style-name="L1">
        <text:list-item>
          <text:p text:style-name="P3">Inconceivable but True</text:p>
        </text:list-item>
        <text:list-item>
          <text:p text:style-name="P3">The Unapproachable God</text:p>
        </text:list-item>
        <text:list-item>
          <text:p text:style-name="P3">...who makes himself approachable for Israel</text:p>
          <text:list>
            <text:list-item>
              <text:p text:style-name="P3">Faithfulness</text:p>
            </text:list-item>
            <text:list-item>
              <text:p text:style-name="P3">Forgiveness</text:p>
            </text:list-item>
            <text:list-item>
              <text:p text:style-name="P3">Fellowship</text:p>
            </text:list-item>
          </text:list>
        </text:list-item>
        <text:list-item>
          <text:p text:style-name="P3">...who makes himself approachable for us</text:p>
        </text:list-item>
        <text:list-item>
          <text:p text:style-name="P3">Approaching the Unapproachable God Today</text:p>
        </text:list-item>
      </text:list>
      <text:p text:style-name="P2">Conclusion</text:p>
      <text:p text:style-name="P4"><text:span text:style-name="T3">Call to Worship</text:span><text:span text:style-name="T4"> Psalm </text:span><text:span text:style-name="T5">48:1-2</text:span><text:span text:style-name="T4"> Opening prayer (</text:span><text:span text:style-name="T6">John A</text:span><text:span text:style-name="T4">)</text:span></text:p>
      <text:p text:style-name="P5"><text:span text:style-name="T7">Praise: </text:span><text:span text:style-name="Emphasis"><text:span text:style-name="T8">And Can It Be</text:span></text:span></text:p>
      <text:p text:style-name="P5"><text:span text:style-name="T9">Bible Reading:</text:span><text:span text:style-name="T10"> Jeremiah 31:31-34 <text:s/>(Tim A)</text:span></text:p>
      <text:p text:style-name="P6"><text:span text:style-name="T9">A</text:span><text:span text:style-name="T7">nnouncements</text:span><text:span text:style-name="T11"> (John A)</text:span></text:p>
      <text:list text:style-name="L2">
        <text:list-item>
          <text:p text:style-name="P7">Welcome to Jordan O’<text:span text:style-name="T12">Hara</text:span></text:p>
        </text:list-item>
        <text:list-item>
          <text:p text:style-name="P8">Morning Tea after the service</text:p>
        </text:list-item>
        <text:list-item>
          <text:p text:style-name="P9">Carols on the Lawn <text:span text:style-name="T6">today!! Korean church early</text:span></text:p>
        </text:list-item>
      </text:list>
      <text:p text:style-name="P10"><text:span text:style-name="T13">Sunday School:</text:span><text:span text:style-name="T14"> (Mook L)</text:span></text:p>
      <text:p text:style-name="P11"><text:span text:style-name="T13">Praise: </text:span><text:span text:style-name="T15">Praise My Soul the King of Heaven</text:span></text:p>
      <text:p text:style-name="P12"><text:span text:style-name="T13">Prayer for the church and the world:</text:span> (<text:span text:style-name="T16">J</text:span><text:span text:style-name="T6">ohn A</text:span>)</text:p>
      <text:p text:style-name="P12"><text:span text:style-name="T17">B</text:span><text:span text:style-name="T13">ible Reading:</text:span> Exodus 24:1-11 (MarJo A)</text:p>
      <text:p text:style-name="P13"><text:span text:style-name="T13">Praise:</text:span> <text:span text:style-name="T18">Before the Throne of God Above</text:span> (offering)</text:p>
      <text:p text:style-name="P14"><text:span text:style-name="T7">Sermon:</text:span><text:span text:style-name="T11"> </text:span>“APPROACHING THE UNAPPROACHABLE GOD” (<text:span text:style-name="T6">Jordan O</text:span>)</text:p>
      <text:p text:style-name="P15"><text:span text:style-name="T7">Praise:</text:span><text:span text:style-name="T11"> </text:span><text:span text:style-name="T19">Only A Holy God</text:span></text:p>
      <text:p text:style-name="P16"><text:span text:style-name="T13">Benediction</text:span> (<text:span text:style-name="T6">Jordan O</text:span>)</text:p>
      <text:p text:style-name="P17">Call to Worship <text:span text:style-name="T14">(</text:span><text:span text:style-name="T20">Psalm 48:1-2</text:span><text:span text:style-name="T14">) / Opening prayer </text:span></text:p>
      <text:p text:style-name="P18"><text:span text:style-name="T5">[1]</text:span>Great is the Lord and greatly to be praised in the city of our God!</text:p>
      <text:p text:style-name="P19"><text:span text:style-name="T21">His holy mountain, </text:span><text:bookmark text:name="en-ESVUK-14637"/><text:span text:style-name="T22">[</text:span><text:span text:style-name="T21">2</text:span><text:span text:style-name="T22">]</text:span><text:span text:style-name="T21"> beautiful in elevation, is the joy of all the earth, Mount Zion, in the far north, the city of the great King.</text:span></text:p>
      <text:p text:style-name="P20">Heavenly Father, we thank You that we are here this morning to worship the Great King, Who is High and lifted up!</text:p>
      <text:p text:style-name="P20">We also thank You that The Great King is not only distant and unapproachable on Mount Zion but close to us – Immanuel: God WITH us.</text:p>
      <text:p text:style-name="P20">We look back to Jesus first coming at this season we call Christmas, but also look forward with a sure hope for His second coming when every eye shall see Him as He is – King of kings and Lord of Lords.</text:p>
      <text:p text:style-name="P20">We pray that our gathering here will be to Your honour and glory, that all we do and say would be directed to lifting up the Lord Jesus, and that You would be pleased with our worship, our fellowship and our reading and hearing of Your Word. </text:p>
      <text:p text:style-name="P20">We thank You for Jordan bringing Your Word to us today, we thank You for his faithful preparation and we pray that the Holy Spirit would enable us to take in the Word of Truth, so that it becomes a part of our daily lives to be faithful witnesses to this world which needs to know its Saviour and Lord.</text:p>
      <text:p text:style-name="P20"/>
      <text:p text:style-name="P20">In Jesus Holy Name we pray, Amen.</text:p>
      <text:p text:style-name="P20"/>
      <text:p text:style-name="P21">[And Can It B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a4ed8"/>
    </style:style>
    <style:style style:name="MT2" style:family="text">
      <style:text-properties officeooo:rsid="00495328"/>
    </style:style>
    <style:style style:name="MT3" style:family="text">
      <style:text-properties officeooo:rsid="0048c86c"/>
    </style:style>
    <style:style style:name="MT4" style:family="text">
      <style:text-properties officeooo:rsid="0046b883"/>
    </style:style>
    <style:style style:name="MT5"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5</text:span><text:span text:style-name="MT2">th</text:span> <text:span text:style-name="MT2">Dec</text:span><text:span text:style-name="MT3">em</text:span><text:span text:style-name="MT4">ber</text:span> 202<text:span text:style-name="MT5">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2-21T21:22:30.428243860</dc:date>
    <meta:editing-duration>PT5H40M46S</meta:editing-duration>
    <meta:editing-cycles>48</meta:editing-cycles>
    <meta:generator>LibreOffice/24.8.3.2$Linux_X86_64 LibreOffice_project/e14c9fdd1f585efcbb2c5363087a99d20928d522</meta:generator>
    <meta:print-date>2024-02-03T21:06:33.278074986</meta:print-date>
    <meta:document-statistic meta:table-count="0" meta:image-count="0" meta:object-count="0" meta:page-count="3" meta:paragraph-count="50" meta:word-count="469" meta:character-count="2574" meta:non-whitespace-character-count="2157"/>
  </office:meta>
</office:document-meta>
</file>